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144083396258DAC28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667cm" svg:y="-1.647cm" svg:width="28.258cm" svg:height="10.082cm" draw:z-index="0"><draw:image xlink:href="Pictures/100000010000038C00000144083396258DAC2876.png" xlink:type="simple" xlink:show="embed" xlink:actuate="onLoad" draw:mime-type="image/png"/></draw:frame><draw:frame draw:style-name="fr1" draw:name="Image2" text:anchor-type="char" svg:x="-1.647cm" svg:y="8.643cm" svg:width="28.258cm" svg:height="10.082cm" draw:z-index="1"><draw:image xlink:href="Pictures/100000010000038C00000144083396258DAC28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2:30:24.597807011</meta:creation-date>
    <dc:date>2024-01-31T12:33:16.270842251</dc:date>
    <meta:editing-duration>PT1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